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Mono"/>
    </style:style>
    <style:style style:name="P3" style:family="paragraph" style:parent-style-name="Standard">
      <style:paragraph-properties fo:text-align="justify" style:justify-single-word="false"/>
      <style:text-properties style:font-name="Liberation Mono" officeooo:paragraph-rsid="001d32d5"/>
    </style:style>
    <style:style style:name="P4" style:family="paragraph" style:parent-style-name="Standard">
      <style:paragraph-properties fo:text-align="justify" style:justify-single-word="false"/>
      <style:text-properties style:font-name="Liberation Mono" officeooo:paragraph-rsid="001de46b"/>
    </style:style>
    <style:style style:name="P5" style:family="paragraph" style:parent-style-name="Standard">
      <style:paragraph-properties fo:text-align="justify" style:justify-single-word="false"/>
      <style:text-properties style:font-name="Liberation Mono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weight="bold" officeooo:paragraph-rsid="001d32d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Mono" fo:font-size="10pt" officeooo:paragraph-rsid="001d32d5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3465a4" loext:opacity="100%" style:font-name="Liberation Mono" fo:font-size="9pt" officeooo:paragraph-rsid="0022660f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fo:color="#3465a4" loext:opacity="100%" style:font-name="Liberation Mono" fo:font-size="9pt" style:font-size-asian="9pt" style:font-size-complex="9pt"/>
    </style:style>
    <style:style style:name="P10" style:family="paragraph" style:parent-style-name="Standard">
      <style:paragraph-properties fo:text-align="justify" style:justify-single-word="false"/>
      <style:text-properties fo:color="#3465a4" loext:opacity="100%" style:font-name="Liberation Mono" fo:font-size="9pt" officeooo:paragraph-rsid="001de46b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color="#3465a4" loext:opacity="100%" style:font-name="Liberation Mono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Liberation Mono" fo:font-weight="bold" officeooo:paragraph-rsid="001d32d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weight="bold" style:font-weight-asian="bold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Liberation Mono" fo:font-size="10pt" officeooo:paragraph-rsid="0022660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Liberation Mono" fo:font-size="10pt" officeooo:paragraph-rsid="0022660f" style:font-size-asian="10pt" style:font-size-complex="10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Liberation Mono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Liberation Mono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Liberation Mono" officeooo:paragraph-rsid="001de46b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Liberation Mono"/>
    </style:style>
    <style:style style:name="P20" style:family="paragraph" style:parent-style-name="Standard" style:list-style-name="L6">
      <style:paragraph-properties fo:text-align="justify" style:justify-single-word="false"/>
      <style:text-properties style:font-name="Liberation Mono"/>
    </style:style>
    <style:style style:name="P21" style:family="paragraph" style:parent-style-name="Standard" style:list-style-name="L7">
      <style:paragraph-properties fo:text-align="justify" style:justify-single-word="false"/>
      <style:text-properties style:font-name="Liberation Mono"/>
    </style:style>
    <style:style style:name="P22" style:family="paragraph" style:parent-style-name="Standard" style:list-style-name="L8">
      <style:paragraph-properties fo:text-align="justify" style:justify-single-word="false"/>
      <style:text-properties style:font-name="Liberation Mono"/>
    </style:style>
    <style:style style:name="P23" style:family="paragraph" style:parent-style-name="Standard" style:list-style-name="L9">
      <style:paragraph-properties fo:text-align="justify" style:justify-single-word="false"/>
      <style:text-properties style:font-name="Liberation Mono"/>
    </style:style>
    <style:style style:name="P24" style:family="paragraph" style:parent-style-name="Standard" style:list-style-name="L10">
      <style:paragraph-properties fo:text-align="justify" style:justify-single-word="false"/>
      <style:text-properties style:font-name="Liberation Mono"/>
    </style:style>
    <style:style style:name="P25" style:family="paragraph" style:parent-style-name="Standard" style:list-style-name="L12">
      <style:paragraph-properties fo:text-align="justify" style:justify-single-word="false"/>
      <style:text-properties style:font-name="Liberation Mono"/>
    </style:style>
    <style:style style:name="P26" style:family="paragraph" style:parent-style-name="Standard" style:list-style-name="L12">
      <style:paragraph-properties fo:text-align="justify" style:justify-single-word="false" fo:break-before="page"/>
      <style:text-properties style:font-name="Liberation Mono"/>
    </style:style>
    <style:style style:name="P27" style:family="paragraph" style:parent-style-name="Standard">
      <style:paragraph-properties fo:text-align="justify" style:justify-single-word="false"/>
      <style:text-properties style:font-name="Liberation Mono" officeooo:paragraph-rsid="001de46b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Liberation Mono" officeooo:paragraph-rsid="001de46b"/>
    </style:style>
    <style:style style:name="P29" style:family="paragraph" style:parent-style-name="Standard" style:list-style-name="">
      <style:paragraph-properties fo:text-align="justify" style:justify-single-word="false"/>
      <style:text-properties style:font-name="Liberation Mono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Liberation Mono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8pt" style:font-size-asian="8pt" style:font-size-complex="8pt"/>
    </style:style>
    <style:style style:name="P32" style:family="paragraph" style:parent-style-name="Standard" style:list-style-name="L11">
      <style:paragraph-properties fo:text-align="justify" style:justify-single-word="false"/>
      <style:text-properties style:font-name="Liberation Mono" fo:font-size="8pt" style:font-size-asian="8pt" style:font-size-complex="8pt"/>
    </style:style>
    <style:style style:name="P33" style:family="paragraph" style:parent-style-name="Standard" style:list-style-name="L11">
      <style:paragraph-properties fo:text-align="justify" style:justify-single-word="false"/>
      <style:text-properties style:font-name="Liberation Mono" fo:font-size="8pt" officeooo:paragraph-rsid="0030f853" style:font-size-asian="8pt" style:font-size-complex="8pt"/>
    </style:style>
    <style:style style:name="P34" style:family="paragraph" style:parent-style-name="Standard">
      <style:paragraph-properties fo:text-align="justify" style:justify-single-word="false"/>
      <style:text-properties fo:color="#3465a4" loext:opacity="100%" style:font-name="Liberation Mono" fo:font-size="10pt" officeooo:paragraph-rsid="0022660f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3465a4" loext:opacity="100%" style:font-name="Liberation Mono" fo:font-size="8pt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fo:color="#3465a4" loext:opacity="100%" style:font-name="Liberation Mono" fo:font-size="9pt" style:font-size-asian="9pt" style:font-size-complex="9pt"/>
    </style:style>
    <style:style style:name="P37" style:family="paragraph" style:parent-style-name="Standard">
      <style:paragraph-properties fo:text-align="justify" style:justify-single-word="false"/>
      <style:text-properties fo:color="#3465a4" loext:opacity="100%" style:font-name="Liberation Mono" fo:font-size="9pt" style:font-size-asian="9pt" style:font-size-complex="9pt"/>
    </style:style>
    <style:style style:name="P38" style:family="paragraph" style:parent-style-name="Standard">
      <style:paragraph-properties fo:text-align="justify" style:justify-single-word="false"/>
      <style:text-properties fo:color="#3465a4" loext:opacity="100%" style:font-name="Liberation Mono" fo:font-size="9pt" officeooo:paragraph-rsid="001de46b" style:font-size-asian="9pt" style:font-size-complex="9pt"/>
    </style:style>
    <style:style style:name="P39" style:family="paragraph" style:parent-style-name="Standard">
      <style:paragraph-properties fo:text-align="justify" style:justify-single-word="false"/>
      <style:text-properties fo:color="#3465a4" loext:opacity="100%" style:font-name="Liberation Mono" fo:font-size="9pt" officeooo:rsid="0029c9f4" officeooo:paragraph-rsid="0029c9f4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fo:color="#3465a4" loext:opacity="100%" style:font-name="Liberation Mono" fo:font-size="9pt" officeooo:rsid="0031b95f" officeooo:paragraph-rsid="0031b95f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fo:color="#3465a4" loext:opacity="100%" style:font-name="Liberation Mono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S11</text:p>
      <text:p text:style-name="P1">Administração de Banco de Dados</text:p>
      <text:p text:style-name="P2"/>
      <text:p text:style-name="P5">Atividade Prática – Capítulo 4</text:p>
      <text:p text:style-name="P2"/>
      <text:p text:style-name="P6">a) Criar ROLES </text:p>
      <text:p text:style-name="P7">Crie as seguintes ROLES, com permissão de conectar-se, e com senha: gerente, controller, jsilva, moliveira, psouza e contábil;</text:p>
      <text:list xml:id="list2065905575" text:style-name="L1">
        <text:list-item>
          <text:p text:style-name="P14">Defina a role psouza como válida por apenas 1 mês;</text:p>
        </text:list-item>
        <text:list-item>
          <text:p text:style-name="P14">Permita que a role gerente possa criar bases;</text:p>
        </text:list-item>
        <text:list-item>
          <text:p text:style-name="P14">Permita que a role gerente possa criar outras roles.</text:p>
        </text:list-item>
      </text:list>
      <text:p text:style-name="P15"/>
      <text:p text:style-name="P8">postgres=# create role controller LOGIN PASSWORD '12346';</text:p>
      <text:p text:style-name="P8">CREATE ROLE</text:p>
      <text:p text:style-name="P8">postgres=# create role jsilva LOGIN PASSWORD '12346';</text:p>
      <text:p text:style-name="P8">CREATE ROLE</text:p>
      <text:p text:style-name="P8">postgres=# create role contabil LOGIN PASSWORD '12346';</text:p>
      <text:p text:style-name="P8">CREATE ROLE</text:p>
      <text:p text:style-name="P8">postgres=# create role moliveira LOGIN PASSWORD '12346';</text:p>
      <text:p text:style-name="P34">CREATE ROLE</text:p>
      <text:p text:style-name="P8">postgres=# create role psouza login password '123456' valid until '2022-09-08';</text:p>
      <text:p text:style-name="P34">CREATE ROLE</text:p>
      <text:p text:style-name="P8">postgres=# create role gerente LOGIN PASSWORD '12346' createdb createrole;</text:p>
      <text:p text:style-name="P8">CREATE ROLE</text:p>
      <text:p text:style-name="P2"/>
      <text:p text:style-name="P6">b) Adicionar ROLES</text:p>
      <text:p text:style-name="P3">Conecte-se com o usuário gerente e crie a ROLE de grupo contabilidade.</text:p>
      <text:list xml:id="list3885202399" text:style-name="L2">
        <text:list-item>
          <text:p text:style-name="P16">Adicione as seguintes roles ao grupo contabilidade: jsilva, moliveira e psouza</text:p>
        </text:list-item>
      </text:list>
      <text:p text:style-name="P2"/>
      <text:p text:style-name="P9">postgres@debian10:~$ psql -U gerente -W curso</text:p>
      <text:p text:style-name="P9">Password: </text:p>
      <text:p text:style-name="P9">psql (13.1)</text:p>
      <text:p text:style-name="P9">Type "help" for help.</text:p>
      <text:p text:style-name="P9"/>
      <text:p text:style-name="P9">curso=&gt; create role contabilidade;</text:p>
      <text:p text:style-name="P9">CREATE ROLE</text:p>
      <text:p text:style-name="P9">curso=&gt; grant contabilidade to jsilva;</text:p>
      <text:p text:style-name="P9">GRANT ROLE</text:p>
      <text:p text:style-name="P9">curso=&gt; grant contabilidade to moliveira;</text:p>
      <text:p text:style-name="P9">GRANT ROLE</text:p>
      <text:p text:style-name="P9">curso=&gt; grant contabilidade to psouza;</text:p>
      <text:p text:style-name="P9">GRANT ROLE</text:p>
      <text:p text:style-name="P9">curso=&gt; </text:p>
      <text:p text:style-name="P2"/>
      <text:p text:style-name="P6">c) Criar Base</text:p>
      <text:p text:style-name="P3">Conecte-se com o usuário gerente e crie a base sis_contabil.</text:p>
      <text:list xml:id="list1798503497" text:style-name="L3">
        <text:list-item>
          <text:p text:style-name="P17">Crie a base sis_contabil;</text:p>
        </text:list-item>
        <text:list-item>
          <text:p text:style-name="P17">Crie o schema controladoria;</text:p>
        </text:list-item>
        <text:list-item>
          <text:p text:style-name="P17">Forneça permissão para a role controller no schema controladoria poder criar objetos e usar o schema.</text:p>
        </text:list-item>
      </text:list>
      <text:p text:style-name="P9">postgres@debian10:~$ psql -U gerente -W postgres</text:p>
      <text:p text:style-name="P9">Password: </text:p>
      <text:p text:style-name="P9">psql (13.1)</text:p>
      <text:p text:style-name="P9">Type "help" for help.</text:p>
      <text:p text:style-name="P9"/>
      <text:p text:style-name="P9">postgres=&gt; create database sis_contabil;</text:p>
      <text:p text:style-name="P9">CREATE DATABASE</text:p>
      <text:p text:style-name="P9">postgres=&gt; \c sis_contabil;</text:p>
      <text:p text:style-name="P9">Password: </text:p>
      <text:p text:style-name="P9">You are now connected to database "sis_contabil" as user "gerente".</text:p>
      <text:p text:style-name="P9">sis_contabil=&gt; create schema controladoria;</text:p>
      <text:p text:style-name="P9">CREATE SCHEMA</text:p>
      <text:p text:style-name="P9">sis_contabil=&gt; grant usage on schema controladoria to controller;</text:p>
      <text:p text:style-name="P9">GRANT</text:p>
      <text:p text:style-name="P9">sis_contabil=&gt; grant create on schema controladoria to controller;</text:p>
      <text:p text:style-name="P9">GRANT</text:p>
      <text:p text:style-name="P2"/>
      <text:p text:style-name="P5"><text:soft-page-break/>d) Permissões</text:p>
      <text:list xml:id="list370235796" text:style-name="L4">
        <text:list-item>
          <text:p text:style-name="P18">Conecte-se com o usuário gerente e forneça permissão ao grupo para acessar o schema.</text:p>
          <text:list>
            <text:list-item>
              <text:p text:style-name="P18">Permissão de usar o schema controladoria para o grupo contabilidade;</text:p>
            </text:list-item>
          </text:list>
        </text:list-item>
      </text:list>
      <text:p text:style-name="P10">postgres@debian10:~$ psql -U gerente -W sis_contabil</text:p>
      <text:p text:style-name="P10">Password: </text:p>
      <text:p text:style-name="P10">psql (13.1)</text:p>
      <text:p text:style-name="P10">Type "help" for help.</text:p>
      <text:p text:style-name="P10"/>
      <text:p text:style-name="P10">sis_contabil=&gt; </text:p>
      <text:p text:style-name="P10">sis_contabil=&gt; grant usage on schema controladoria to contabilidade;</text:p>
      <text:p text:style-name="P10">GRANT</text:p>
      <text:p text:style-name="P10">sis_contabil=&gt; </text:p>
      <text:list xml:id="list1242721632" text:style-name="L5">
        <text:list-item>
          <text:p text:style-name="P19">Conecte-se com o usuário controller e crie a tabela contas.</text:p>
        </text:list-item>
        <text:list-item>
          <text:p text:style-name="P30">Crie a tabela contas com o seguinte código:<text:line-break/><text:span text:style-name="T2">CREATE TABLE controladoria.contas(id int, numero int, responsavel varchar(50));</text:span></text:p>
        </text:list-item>
      </text:list>
      <text:p text:style-name="P31"/>
      <text:p text:style-name="P11">postgres@debian10:~$ psql -U controller -W sis_contabil</text:p>
      <text:p text:style-name="P11">Password: </text:p>
      <text:p text:style-name="P11">psql (13.1)</text:p>
      <text:p text:style-name="P11">Type "help" for help.</text:p>
      <text:p text:style-name="P11"/>
      <text:p text:style-name="P11">sis_contabil=&gt; </text:p>
      <text:p text:style-name="P11">sis_contabil=&gt; CREATE TABLE controladoria.contas(id int, numero int, responsavel varchar(50));</text:p>
      <text:p text:style-name="P11">CREATE TABLE</text:p>
      <text:p text:style-name="P11"/>
      <text:list xml:id="list233200837842922" text:continue-numbering="true" text:style-name="L5">
        <text:list-item>
          <text:p text:style-name="P19">Forneça as seguintes permissões:</text:p>
        </text:list-item>
      </text:list>
      <text:list xml:id="list1279904809" text:style-name="L6">
        <text:list-item>
          <text:list>
            <text:list-item>
              <text:p text:style-name="P20">Permissão de usar o schema controladoria para o grupo contabilidade;</text:p>
            </text:list-item>
          </text:list>
        </text:list-item>
      </text:list>
      <text:p text:style-name="P39">Já foi feito no item d</text:p>
      <text:p text:style-name="P39"/>
      <text:list xml:id="list233200856629366" text:continue-numbering="true" text:style-name="L6">
        <text:list-item>
          <text:list>
            <text:list-item>
              <text:p text:style-name="P20">Permissão de consulta à tabela para o grupo contabilidade;</text:p>
            </text:list-item>
          </text:list>
        </text:list-item>
      </text:list>
      <text:p text:style-name="P9">sis_contabil=&gt; GRANT SELECT ON controladoria.contas TO contabilidade;</text:p>
      <text:p text:style-name="P9">GRANT</text:p>
      <text:p text:style-name="P9">sis_contabil=&gt; </text:p>
      <text:list xml:id="list233202060539259" text:continue-numbering="true" text:style-name="L6">
        <text:list-item>
          <text:list>
            <text:list-item>
              <text:p text:style-name="P20">Permissão de atualização da coluna numero da tabela para role jsilva;</text:p>
            </text:list-item>
          </text:list>
        </text:list-item>
      </text:list>
      <text:p text:style-name="P9">sis_contabil=&gt; GRANT UPDATE (numero) ON controladoria.contas TO jsilva;</text:p>
      <text:p text:style-name="P9">GRANT</text:p>
      <text:p text:style-name="P9">sis_contabil=&gt;</text:p>
      <text:list xml:id="list233201736322005" text:continue-numbering="true" text:style-name="L6">
        <text:list-item>
          <text:list>
            <text:list-item>
              <text:p text:style-name="P20">Permissão de inserção e exclusão na tabela, com possibilidade de repassar o privilégio, para a role moliveira.</text:p>
            </text:list-item>
          </text:list>
        </text:list-item>
      </text:list>
      <text:p text:style-name="P9">sis_contabil=&gt; GRANT INSERT,DELETE ON controladoria.contas TO jsilva WITH GRANT OPTION;</text:p>
      <text:p text:style-name="P9">GRANT</text:p>
      <text:p text:style-name="P9">sis_contabil=&gt; </text:p>
      <text:p text:style-name="P9"/>
      <text:p text:style-name="P5">e) Remover usuário</text:p>
      <text:list xml:id="list2704524293" text:style-name="L7">
        <text:list-item>
          <text:p text:style-name="P21">Remova o usuário psouza do grupo contabilidade.</text:p>
        </text:list-item>
      </text:list>
      <text:p text:style-name="P9">postgres@debian10:~$ psql</text:p>
      <text:p text:style-name="P9">psql (13.1)</text:p>
      <text:p text:style-name="P9">Type "help" for help.</text:p>
      <text:p text:style-name="P9"/>
      <text:p text:style-name="P9">postgres=# REVOKE contabilidade FROM psouza;</text:p>
      <text:p text:style-name="P9">REVOKE ROLE</text:p>
      <text:p text:style-name="P9">postgres=# </text:p>
      <text:p text:style-name="P9"/>
      <text:p text:style-name="P4"><text:span text:style-name="T1"/></text:p>
      <text:p text:style-name="P28"><text:span text:style-name="T1">f) Autenticação</text:span> </text:p>
      <text:p text:style-name="P4">Libere o acesso de autenticação da seguinte forma:</text:p>
      <text:list xml:id="list1208422915" text:style-name="L8">
        <text:list-item>
          <text:p text:style-name="P22">Todos com senha por MD5.</text:p>
        </text:list-item>
      </text:list>
      <text:list xml:id="list2152310031" text:style-name="L9">
        <text:list-item>
          <text:list>
            <text:list-item>
              <text:p text:style-name="P23">Para o grupo contabilidade, na base sis_contabil, da rede 172.15.10.0/24;</text:p>
            </text:list-item>
            <text:list-item>
              <text:p text:style-name="P23">Para o usuário contabil, na base sis_contabil, do servidor 172.2.18.25/32;</text:p>
            </text:list-item>
            <text:list-item>
              <text:p text:style-name="P23">Para o usuário gerente, em todas as bases, da rede 2001:db8:3003::/48.</text:p>
            </text:list-item>
            <text:list-item>
              <text:p text:style-name="P23"/>
            </text:list-item>
          </text:list>
        </text:list-item>
      </text:list>
      <text:p text:style-name="P9"># TYPE <text:s/>DATABASE <text:s text:c="7"/>USER <text:s text:c="11"/>ADDRESS <text:s text:c="16"/>METHOD</text:p>
      <text:p text:style-name="P9"/>
      <text:p text:style-name="P9"># "local" is for Unix domain socket connections only</text:p>
      <text:p text:style-name="P9">local <text:s text:c="2"/>all <text:s text:c="12"/>all <text:s text:c="36"/>trust</text:p>
      <text:p text:style-name="P9"># IPv4 local connections:</text:p>
      <text:p text:style-name="P9">host <text:s text:c="3"/><text:tab/>all <text:s text:c="12"/><text:tab/>all <text:s text:c="12"/><text:tab/>127.0.0.1/32 <text:s text:c="11"/><text:tab/>trust</text:p>
      <text:p text:style-name="P41">host <text:tab/><text:tab/>sis_contabil<text:tab/><text:tab/>+contabilidade<text:tab/>172.15.10.0/24<text:tab/><text:tab/>md5</text:p>
      <text:p text:style-name="P41">host <text:tab/><text:tab/>sis_contabil<text:tab/><text:tab/>contabil<text:tab/><text:tab/>172.2.18.25/32<text:tab/><text:tab/>md5</text:p>
      <text:p text:style-name="P9"># IPv6 local connections:</text:p>
      <text:p text:style-name="P9">host <text:s text:c="3"/><text:tab/>all <text:s text:c="12"/><text:tab/>all <text:s text:c="12"/><text:tab/>::1/128 <text:s text:c="16"/><text:tab/>trust</text:p>
      <text:p text:style-name="P41">host <text:tab/><text:tab/>all<text:tab/><text:tab/><text:tab/>gerente<text:tab/><text:tab/>2001:db8:3003::/48<text:tab/><text:tab/>md5</text:p>
      <text:p text:style-name="P9"># Allow replication connections from localhost, by a user with the</text:p>
      <text:p text:style-name="P9"># replication privilege.</text:p>
      <text:p text:style-name="P9">local <text:s text:c="2"/>replication <text:s text:c="4"/>all <text:s text:c="36"/>trust</text:p>
      <text:p text:style-name="P9">host <text:s text:c="3"/>replication <text:s text:c="4"/>all <text:s text:c="12"/>127.0.0.1/32 <text:s text:c="11"/>trust</text:p>
      <text:p text:style-name="P9">host <text:s text:c="3"/>replication <text:s text:c="4"/>all <text:s text:c="12"/>::1/128 <text:s text:c="16"/>trust</text:p>
      <text:p text:style-name="P9"/>
      <text:p text:style-name="P4"><text:span text:style-name="T1">g) Adicionar Dados</text:span> </text:p>
      <text:p text:style-name="P4">Conecte-se com um usuário que possua permissão de inserir dados na tabela controladoria.contas (item d).</text:p>
      <text:p text:style-name="P10">postgres@debian10:~$ psql -U jsilva -W sis_contabil</text:p>
      <text:p text:style-name="P10">Password: </text:p>
      <text:p text:style-name="P10">psql (13.1)</text:p>
      <text:p text:style-name="P10">Type "help" for help.</text:p>
      <text:p text:style-name="P10"/>
      <text:p text:style-name="P10">sis_contabil=&gt;</text:p>
      <text:p text:style-name="P10"/>
      <text:list xml:id="list2080634672" text:style-name="L10">
        <text:list-item>
          <text:p text:style-name="P24">Adicione os seguintes dados:</text:p>
        </text:list-item>
      </text:list>
      <text:list xml:id="list1472306784" text:style-name="L11">
        <text:list-item>
          <text:list>
            <text:list-item>
              <text:p text:style-name="P32">INSERT INTO controladoria.contas(id,numero,responsavel) VALUES(1,1000,'jsilva');</text:p>
            </text:list-item>
            <text:list-item>
              <text:p text:style-name="P32">INSERT INTO controladoria.contas(id,numero,responsavel) VALUES(2,2000,'psouza');</text:p>
            </text:list-item>
            <text:list-item>
              <text:p text:style-name="P33">INSERT INTO controladoria.contas(id,numero,responsavel) VALUES(2,2000,'moliveira');</text:p>
            </text:list-item>
          </text:list>
        </text:list-item>
      </text:list>
      <text:p text:style-name="P9"/>
      <text:p text:style-name="P9">sis_contabil=&gt; INSERT INTO controladoria.contas(id,numero,responsavel) VALUES(1,1000,'jsilva');</text:p>
      <text:p text:style-name="P9">INSERT 0 1</text:p>
      <text:p text:style-name="P9">sis_contabil=&gt; INSERT INTO controladoria.contas(id,numero,responsavel) VALUES(2,2000,'psouza');</text:p>
      <text:p text:style-name="P9">INSERT 0 1</text:p>
      <text:p text:style-name="P9">sis_contabil=&gt; INSERT INTO controladoria.contas(id,numero,responsavel) VALUES(2,2000,'moliveira');</text:p>
      <text:p text:style-name="P9">INSERT 0 1</text:p>
      <text:p text:style-name="P9">sis_contabil=&gt; select * from controladoria.contas;</text:p>
      <text:p text:style-name="P9"><text:s/>id | numero | responsavel </text:p>
      <text:p text:style-name="P9">----+--------+-------------</text:p>
      <text:p text:style-name="P9"><text:s text:c="2"/>1 | <text:s text:c="2"/>1000 | jsilva</text:p>
      <text:p text:style-name="P9"><text:s text:c="2"/>2 | <text:s text:c="2"/>2000 | psouza</text:p>
      <text:p text:style-name="P9"><text:s text:c="2"/>2 | <text:s text:c="2"/>2000 | moliveira</text:p>
      <text:p text:style-name="P9">(3 rows)</text:p>
      <text:p text:style-name="P9"/>
      <text:list xml:id="list1906161673" text:style-name="L12">
        <text:list-item>
          <text:p text:style-name="P25">Habilite o segurança por registro na tabela controladoria.contas</text:p>
        </text:list-item>
      </text:list>
      <text:p text:style-name="P9">postgres@debian10:~$ psql -U controller -W sis_contabil</text:p>
      <text:p text:style-name="P9">Password: </text:p>
      <text:p text:style-name="P9">psql (13.1)</text:p>
      <text:p text:style-name="P9">Type "help" for help.</text:p>
      <text:p text:style-name="P9"/>
      <text:p text:style-name="P9">sis_contabil=&gt; ALTER TABLE controladoria.contas ENABLE ROW LEVEL SECURITY;</text:p>
      <text:p text:style-name="P9">ALTER TABLE</text:p>
      <text:p text:style-name="P9">sis_contabil=&gt; </text:p>
      <text:p text:style-name="P9"/>
      <text:p text:style-name="P29"/>
      <text:list xml:id="list233200135153840" text:continue-numbering="true" text:style-name="L12">
        <text:list-item>
          <text:p text:style-name="P26">Crie uma política onde cada usuário só possa acessar os registros cujo ele seja responsável</text:p>
        </text:list-item>
      </text:list>
      <text:p text:style-name="P35">sis_contabil=&gt; CREATE POLICY soh_acessa_o_meu ON controladoria.contas USING (responsavel = current_user);</text:p>
      <text:p text:style-name="P35">CREATE POLICY</text:p>
      <text:p text:style-name="P35">sis_contabil=&gt;</text:p>
      <text:list xml:id="list233200412694187" text:continue-numbering="true" text:style-name="L12">
        <text:list-item>
          <text:p text:style-name="P25">Consulte a tabela conectando-se com um dos usuários: jsilva, psouza ou moliveira</text:p>
        </text:list-item>
        <text:list-item>
          <text:p text:style-name="P25"/>
        </text:list-item>
      </text:list>
      <text:p text:style-name="P9">postgres@debian10:~$ psql -U moliveira -W sis_contabil</text:p>
      <text:p text:style-name="P9">Password: </text:p>
      <text:p text:style-name="P9">psql (13.1)</text:p>
      <text:p text:style-name="P9">Type "help" for help.</text:p>
      <text:p text:style-name="P9"/>
      <text:p text:style-name="P9">sis_contabil=&gt; select * from controladoria.contas;</text:p>
      <text:p text:style-name="P9"><text:s/>id | numero | responsavel </text:p>
      <text:p text:style-name="P9">----+--------+-------------</text:p>
      <text:p text:style-name="P9"><text:s text:c="2"/>2 | <text:s text:c="2"/>2000 | moliveira</text:p>
      <text:p text:style-name="P9">(1 row)</text:p>
      <text:p text:style-name="P9"/>
      <text:p text:style-name="P9">sis_contabil=&gt; </text:p>
      <text:p text:style-name="P9"/>
      <text:list xml:id="list233200396946861" text:continue-numbering="true" text:style-name="L12">
        <text:list-item>
          <text:p text:style-name="P25">Depois disto, conecte-se com o superusuário e consulte a tabela</text:p>
        </text:list-item>
      </text:list>
      <text:p text:style-name="P2"/>
      <text:p text:style-name="P40">Não sei se é o correto, mas o usuário postgres não ficou com acesso a tabe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22:53:03.747602794</meta:creation-date>
    <dc:date>2022-08-07T23:31:59.823391744</dc:date>
    <meta:editing-duration>PT1H28M33S</meta:editing-duration>
    <meta:editing-cycles>18</meta:editing-cycles>
    <meta:generator>LibreOffice/7.3.5.2$Linux_X86_64 LibreOffice_project/30$Build-2</meta:generator>
    <meta:document-statistic meta:table-count="0" meta:image-count="0" meta:object-count="0" meta:page-count="4" meta:paragraph-count="171" meta:word-count="885" meta:character-count="6639" meta:non-whitespace-character-count="5621"/>
  </office:meta>
</office:document-meta>
</file>